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gDefinitionSet.preBuild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agDefinitionSet.preStore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agDefinitionSet.get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DefinitionSet.postStore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agDefinitionSet.postLoad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agDefinitionSet.postBuild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